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2D000000B089EE64DA87B40846.png" manifest:media-type="image/png"/>
  <manifest:file-entry manifest:full-path="Pictures/100002010000012D000000B04A66102A8CE6D15D.png" manifest:media-type="image/png"/>
  <manifest:file-entry manifest:full-path="Pictures/100002010000012D000000B0245F9988B2319DDB.png" manifest:media-type="image/png"/>
  <manifest:file-entry manifest:full-path="Pictures/10000201000001BF000000B0E08604D09790C40B.png" manifest:media-type="image/png"/>
  <manifest:file-entry manifest:full-path="Pictures/10000201000001D5000000B05D70C449110BE006.png" manifest:media-type="image/png"/>
  <manifest:file-entry manifest:full-path="Pictures/100002010000012D000000B0C7E30D9505D294E9.png" manifest:media-type="image/png"/>
  <manifest:file-entry manifest:full-path="Pictures/100002010000012D000000B00F662C5CBBE7F183.png" manifest:media-type="image/png"/>
  <manifest:file-entry manifest:full-path="Pictures/100002010000012D000000B046D06202393C0FA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8a39" officeooo:paragraph-rsid="00128a39"/>
    </style:style>
    <style:style style:name="P2" style:family="paragraph" style:parent-style-name="Header">
      <style:paragraph-properties fo:text-align="center" style:justify-single-word="false"/>
      <style:text-properties officeooo:rsid="0013eeaa" officeooo:paragraph-rsid="0013eea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4.8854in" svg:height="1.8335in" draw:z-index="0"><draw:image xlink:href="Pictures/10000201000001D5000000B05D70C449110BE006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Astable:</text:p>
      <text:p text:style-name="P1"/>
      <text:p text:style-name="P1"><draw:frame draw:style-name="fr2" draw:name="Image7" text:anchor-type="paragraph" svg:x="0.2583in" svg:y="0in" svg:width="3.1354in" svg:height="1.8335in" draw:z-index="6"><draw:image xlink:href="Pictures/100002010000012D000000B04A66102A8CE6D15D.png" xlink:type="simple" xlink:show="embed" xlink:actuate="onLoad" loext:mime-type="image/x-vclgraphic"/></draw:frame><draw:frame draw:style-name="fr2" draw:name="Image8" text:anchor-type="paragraph" svg:x="3.6646in" svg:y="0.0146in" svg:width="3.1354in" svg:height="1.8335in" draw:z-index="7"><draw:image xlink:href="Pictures/100002010000012D000000B0245F9988B2319DDB.png" xlink:type="simple" xlink:show="embed" xlink:actuate="onLoad" loext:mime-type="image/x-vclgraphic"/></draw:frame></text:p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onostable:</text:p>
      <text:p text:style-name="Standard"/>
      <text:p text:style-name="Standard"><draw:frame draw:style-name="fr2" draw:name="Image2" text:anchor-type="paragraph" svg:x="3.7689in" svg:y="0in" svg:width="3.1354in" svg:height="1.8335in" draw:z-index="1"><draw:image xlink:href="Pictures/100002010000012D000000B00F662C5CBBE7F183.png" xlink:type="simple" xlink:show="embed" xlink:actuate="onLoad" loext:mime-type="image/x-vclgraphic"/></draw:frame><draw:frame draw:style-name="fr2" draw:name="Image3" text:anchor-type="paragraph" svg:x="0.3in" svg:y="0in" svg:width="3.1354in" svg:height="1.8335in" draw:z-index="2"><draw:image xlink:href="Pictures/100002010000012D000000B0C7E30D9505D294E9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Bistable (Schmitt-trigger):</text:p>
      <text:p text:style-name="Standard"><draw:frame draw:style-name="fr2" draw:name="Image4" text:anchor-type="paragraph" svg:x="0.3311in" svg:y="0.052in" svg:width="3.1354in" svg:height="1.8335in" draw:z-index="3"><draw:image xlink:href="Pictures/100002010000012D000000B046D06202393C0FAA.png" xlink:type="simple" xlink:show="embed" xlink:actuate="onLoad" loext:mime-type="image/x-vclgraphic"/></draw:frame><draw:frame draw:style-name="fr2" draw:name="Image5" text:anchor-type="paragraph" svg:x="3.7898in" svg:y="0in" svg:width="3.1354in" svg:height="1.8335in" draw:z-index="4"><draw:image xlink:href="Pictures/100002010000012D000000B089EE64DA87B40846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6" text:anchor-type="paragraph" svg:width="4.6563in" svg:height="1.8335in" draw:z-index="5"><draw:image xlink:href="Pictures/10000201000001BF000000B0E08604D09790C40B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3eeaa" officeooo:paragraph-rsid="0013eeaa"/>
    </style:style>
    <style:page-layout style:name="Mpm1">
      <style:page-layout-properties fo:page-width="8.2681in" fo:page-height="11.6929in" style:num-format="1" style:print-orientation="portrait" fo:margin-top="0.2291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4992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www.555-timer-circuits.com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2T11:51:03.832636808</meta:creation-date>
    <dc:date>2019-11-22T12:08:58.125178955</dc:date>
    <meta:editing-duration>PT7M44S</meta:editing-duration>
    <meta:editing-cycles>1</meta:editing-cycles>
    <meta:document-statistic meta:table-count="0" meta:image-count="8" meta:object-count="0" meta:page-count="1" meta:paragraph-count="4" meta:word-count="5" meta:character-count="72" meta:non-whitespace-character-count="71"/>
    <meta:generator>LibreOffice/6.0.7.3$Linux_X86_64 LibreOffice_project/00m0$Build-3</meta:generator>
  </office:meta>
</office:document-meta>
</file>